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eiversTreeModel.updateRootDisp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eiversTreeModel.refresh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ceiversTreeModel.pluginStopped( Plugin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ceiversTreeModel.getRoo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rsTreeModel.ReceiversTre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ceiversTreeModel.pluginStarted( Plugi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ceiversTreeModel.propertyChange( PropertyChange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eiversTreeModel.resolvePluginNode( Plugin 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ceiversTreeModel.creatPluginPropertyChangeListener( final Receiver item , final DefaultMutableTreeNode receiver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